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ModelValuesExecutor.execute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pdateModelValuesExecutor.UpdateModelValues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ModelValues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